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0_0.3_30_10" table:style-name="ta1">
        <table:shapes>
          <draw:frame draw:z-index="0" draw:style-name="gr1" draw:text-style-name="P1" svg:width="536.17pt" svg:height="349.37pt" svg:x="12.5pt" svg:y="426.9pt">
            <loext:p draw:notify-on-update-of-ranges="'10000_0.3_30_10'.B1:'10000_0.3_30_10'.B1 '10000_0.3_30_10'.E1:'10000_0.3_30_10'.E30 '10000_0.3_30_10'.H1:'10000_0.3_30_10'.H30 '10000_0.3_30_10'.B1:'10000_0.3_30_10'.B30 '10000_0.3_30_10'.E1:'10000_0.3_30_10'.E30 '10000_0.3_30_10'.B1:'10000_0.3_30_10'.B30"/>
            <draw:object xlink:href="./Object 1" xlink:type="simple" xlink:show="embed" xlink:actuate="onLoad"/>
            <draw:image xlink:href="./ObjectReplacements/Object 1" xlink:type="simple" xlink:show="embed" xlink:actuate="onLoad"/>
            <svg:title>h</svg:titl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499849" calcext:value-type="float">
            <text:p>0.49984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390165" calcext:value-type="float">
            <text:p>0.39016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350817" calcext:value-type="float">
            <text:p>0.35081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293744" calcext:value-type="float">
            <text:p>0.29374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2296" calcext:value-type="float">
            <text:p>0.229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225609" calcext:value-type="float">
            <text:p>0.22560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226699" calcext:value-type="float">
            <text:p>0.22669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96727" calcext:value-type="float">
            <text:p>0.19672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76238" calcext:value-type="float">
            <text:p>0.17623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76813" calcext:value-type="float">
            <text:p>0.17681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70973" calcext:value-type="float">
            <text:p>0.17097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6485" calcext:value-type="float">
            <text:p>0.16648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4406" calcext:value-type="float">
            <text:p>0.16440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4496" calcext:value-type="float">
            <text:p>0.16449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1575" calcext:value-type="float">
            <text:p>0.16157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0832" calcext:value-type="float">
            <text:p>0.16083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0773" calcext:value-type="float">
            <text:p>0.16077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60388" calcext:value-type="float">
            <text:p>0.16038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58781" calcext:value-type="float">
            <text:p>0.15878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23565" calcext:value-type="float">
            <text:p>0.12356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1074" calcext:value-type="float">
            <text:p>0.1107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09826" calcext:value-type="float">
            <text:p>0.10982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08109" calcext:value-type="float">
            <text:p>0.10810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07426" calcext:value-type="float">
            <text:p>0.10742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07307" calcext:value-type="float">
            <text:p>0.10730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106618" calcext:value-type="float">
            <text:p>0.10661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067543" calcext:value-type="float">
            <text:p>0.06754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06253" calcext:value-type="float">
            <text:p>0.0625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061092" calcext:value-type="float">
            <text:p>0.06109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t</text:p>
          </table:table-cell>
          <table:table-cell office:value-type="float" office:value="0.059357" calcext:value-type="float">
            <text:p>0.059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1:27:17.470593895</meta:creation-date>
    <dc:date>2018-04-08T12:20:14.816761582</dc:date>
    <meta:editing-duration>PT21M53S</meta:editing-duration>
    <meta:editing-cycles>8</meta:editing-cycles>
    <meta:generator>LibreOffice/5.1.6.2$Linux_X86_64 LibreOffice_project/10m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16cm" svg:height="12.326cm" xlink:href=".." xlink:type="simple" chart:class="chart:scatter" chart:style-name="ch1">
        <chart:title svg:x="7.642cm" svg:y="0.382cm" chart:style-name="ch2">
          <text:p>10000_0.3_30_10</text:p>
        </chart:title>
        <chart:subtitle svg:x="7.284cm" svg:y="1.407cm" chart:style-name="ch3">
          <text:p>Quadratic Cost Function</text:p>
        </chart:subtitle>
        <chart:legend chart:legend-position="end" svg:x="16.17cm" svg:y="5.615cm" style:legend-expansion="high" chart:style-name="ch4"/>
        <chart:plot-area chart:style-name="ch5" table:cell-range-address="'10000_0.3_30_10'.B1:'10000_0.3_30_10'.B30 '10000_0.3_30_10'.E1:'10000_0.3_30_10'.E30 '10000_0.3_30_10'.H1:'10000_0.3_30_10'.H30" chart:data-source-has-labels="both" svg:x="1.389cm" svg:y="2.336cm" svg:width="13.464cm" svg:height="8.763cm">
          <chartooo:coordinate-region svg:x="2.116cm" svg:y="2.536cm" svg:width="12.55cm" svg:height="7.916cm"/>
          <chart:axis chart:dimension="x" chart:name="primary-x" chart:style-name="ch6" chartooo:axis-type="auto">
            <chart:title svg:x="7.601cm" svg:y="11.345cm" chart:style-name="ch7">
              <text:p>Epoch</text:p>
            </chart:title>
            <chart:categories table:cell-range-address="'10000_0.3_30_10'.E1:'10000_0.3_30_10'.E30"/>
          </chart:axis>
          <chart:axis chart:dimension="x" chart:name="secondary-x" chart:style-name="ch8"/>
          <chart:axis chart:dimension="y" chart:name="primary-y" chart:style-name="ch6">
            <chart:title svg:x="0.451cm" svg:y="7.105cm" chart:style-name="ch9">
              <text:p>Cost</text:p>
            </chart:title>
            <chart:grid chart:style-name="ch10" chart:class="major"/>
          </chart:axis>
          <chart:axis chart:dimension="y" chart:name="secondary-y" chart:style-name="ch8">
            <chart:title svg:x="15.231cm" svg:y="7.436cm" chart:style-name="ch9">
              <text:p>Accuracy</text:p>
            </chart:title>
          </chart:axis>
          <chart:series chart:attached-axis="primary-y" chart:style-name="ch11" chart:values-cell-range-address="'10000_0.3_30_10'.H1:'10000_0.3_30_10'.H30" loext:label-string="cost" chart:class="chart:scatter">
            <chart:domain table:cell-range-address="'10000_0.3_30_10'.B1:'10000_0.3_30_10'.B30"/>
            <chart:data-point chart:repeated="30"/>
          </chart:series>
          <chart:series chart:attached-axis="primary-y" chart:style-name="ch12" chart:values-cell-range-address="'10000_0.3_30_10'.E1:'10000_0.3_30_10'.E30" loext:label-string="accuracy" chart:class="chart:scatte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t</text:p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083">
                <text:p>0.083</text:p>
                <draw:g>
                  <svg:desc>'10000_0.3_30_10'.E1:'10000_0.3_30_10'.E30</svg:desc>
                </draw:g>
              </table:table-cell>
              <table:table-cell office:value-type="float" office:value="0">
                <text:p>0</text:p>
                <draw:g>
                  <svg:desc>'10000_0.3_30_10'.B1:'10000_0.3_30_10'.B30</svg:desc>
                </draw:g>
              </table:table-cell>
              <table:table-cell office:value-type="float" office:value="0.499849">
                <text:p>0.499849</text:p>
                <draw:g>
                  <svg:desc>'10000_0.3_30_10'.H1:'10000_0.3_30_10'.H30</svg:desc>
                </draw:g>
              </table:table-cell>
              <table:table-cell office:value-type="float" office:value="0.083">
                <text:p>0.083</text:p>
                <draw:g>
                  <svg:desc>'10000_0.3_30_10'.E1:'10000_0.3_30_10'.E30</svg:desc>
                </draw:g>
              </table:table-cell>
            </table:table-row>
            <table:table-row>
              <table:table-cell office:value-type="float" office:value="0.263">
                <text:p>0.263</text:p>
              </table:table-cell>
              <table:table-cell office:value-type="float" office:value="1">
                <text:p>1</text:p>
              </table:table-cell>
              <table:table-cell office:value-type="float" office:value="0.390165">
                <text:p>0.390165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0.396">
                <text:p>0.396</text:p>
              </table:table-cell>
              <table:table-cell office:value-type="float" office:value="2">
                <text:p>2</text:p>
              </table:table-cell>
              <table:table-cell office:value-type="float" office:value="0.350817">
                <text:p>0.35081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0.467">
                <text:p>0.467</text:p>
              </table:table-cell>
              <table:table-cell office:value-type="float" office:value="3">
                <text:p>3</text:p>
              </table:table-cell>
              <table:table-cell office:value-type="float" office:value="0.293744">
                <text:p>0.293744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0.567">
                <text:p>0.567</text:p>
              </table:table-cell>
              <table:table-cell office:value-type="float" office:value="4">
                <text:p>4</text:p>
              </table:table-cell>
              <table:table-cell office:value-type="float" office:value="0.2296">
                <text:p>0.2296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0.569">
                <text:p>0.569</text:p>
              </table:table-cell>
              <table:table-cell office:value-type="float" office:value="5">
                <text:p>5</text:p>
              </table:table-cell>
              <table:table-cell office:value-type="float" office:value="0.225609">
                <text:p>0.225609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6">
                <text:p>6</text:p>
              </table:table-cell>
              <table:table-cell office:value-type="float" office:value="0.226699">
                <text:p>0.22669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627">
                <text:p>0.627</text:p>
              </table:table-cell>
              <table:table-cell office:value-type="float" office:value="7">
                <text:p>7</text:p>
              </table:table-cell>
              <table:table-cell office:value-type="float" office:value="0.196727">
                <text:p>0.196727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0.646">
                <text:p>0.646</text:p>
              </table:table-cell>
              <table:table-cell office:value-type="float" office:value="8">
                <text:p>8</text:p>
              </table:table-cell>
              <table:table-cell office:value-type="float" office:value="0.176238">
                <text:p>0.176238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0.648">
                <text:p>0.648</text:p>
              </table:table-cell>
              <table:table-cell office:value-type="float" office:value="9">
                <text:p>9</text:p>
              </table:table-cell>
              <table:table-cell office:value-type="float" office:value="0.176813">
                <text:p>0.176813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647">
                <text:p>0.647</text:p>
              </table:table-cell>
              <table:table-cell office:value-type="float" office:value="10">
                <text:p>10</text:p>
              </table:table-cell>
              <table:table-cell office:value-type="float" office:value="0.170973">
                <text:p>0.170973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652">
                <text:p>0.652</text:p>
              </table:table-cell>
              <table:table-cell office:value-type="float" office:value="11">
                <text:p>11</text:p>
              </table:table-cell>
              <table:table-cell office:value-type="float" office:value="0.166485">
                <text:p>0.16648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657">
                <text:p>0.657</text:p>
              </table:table-cell>
              <table:table-cell office:value-type="float" office:value="12">
                <text:p>12</text:p>
              </table:table-cell>
              <table:table-cell office:value-type="float" office:value="0.164406">
                <text:p>0.16440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0.649">
                <text:p>0.649</text:p>
              </table:table-cell>
              <table:table-cell office:value-type="float" office:value="13">
                <text:p>13</text:p>
              </table:table-cell>
              <table:table-cell office:value-type="float" office:value="0.164496">
                <text:p>0.164496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0.659">
                <text:p>0.659</text:p>
              </table:table-cell>
              <table:table-cell office:value-type="float" office:value="14">
                <text:p>14</text:p>
              </table:table-cell>
              <table:table-cell office:value-type="float" office:value="0.161575">
                <text:p>0.161575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5">
                <text:p>15</text:p>
              </table:table-cell>
              <table:table-cell office:value-type="float" office:value="0.160832">
                <text:p>0.1608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662">
                <text:p>0.662</text:p>
              </table:table-cell>
              <table:table-cell office:value-type="float" office:value="16">
                <text:p>16</text:p>
              </table:table-cell>
              <table:table-cell office:value-type="float" office:value="0.160773">
                <text:p>0.160773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0.661">
                <text:p>0.661</text:p>
              </table:table-cell>
              <table:table-cell office:value-type="float" office:value="17">
                <text:p>17</text:p>
              </table:table-cell>
              <table:table-cell office:value-type="float" office:value="0.160388">
                <text:p>0.160388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float" office:value="0.665">
                <text:p>0.665</text:p>
              </table:table-cell>
              <table:table-cell office:value-type="float" office:value="18">
                <text:p>18</text:p>
              </table:table-cell>
              <table:table-cell office:value-type="float" office:value="0.158781">
                <text:p>0.158781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0.743">
                <text:p>0.743</text:p>
              </table:table-cell>
              <table:table-cell office:value-type="float" office:value="19">
                <text:p>19</text:p>
              </table:table-cell>
              <table:table-cell office:value-type="float" office:value="0.123565">
                <text:p>0.123565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">
                <text:p>20</text:p>
              </table:table-cell>
              <table:table-cell office:value-type="float" office:value="0.11074">
                <text:p>0.1107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46">
                <text:p>0.746</text:p>
              </table:table-cell>
              <table:table-cell office:value-type="float" office:value="21">
                <text:p>21</text:p>
              </table:table-cell>
              <table:table-cell office:value-type="float" office:value="0.109826">
                <text:p>0.109826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0.747">
                <text:p>0.747</text:p>
              </table:table-cell>
              <table:table-cell office:value-type="float" office:value="22">
                <text:p>22</text:p>
              </table:table-cell>
              <table:table-cell office:value-type="float" office:value="0.108109">
                <text:p>0.108109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3">
                <text:p>23</text:p>
              </table:table-cell>
              <table:table-cell office:value-type="float" office:value="0.107426">
                <text:p>0.10742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41">
                <text:p>0.741</text:p>
              </table:table-cell>
              <table:table-cell office:value-type="float" office:value="24">
                <text:p>24</text:p>
              </table:table-cell>
              <table:table-cell office:value-type="float" office:value="0.107307">
                <text:p>0.10730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0.751">
                <text:p>0.751</text:p>
              </table:table-cell>
              <table:table-cell office:value-type="float" office:value="25">
                <text:p>25</text:p>
              </table:table-cell>
              <table:table-cell office:value-type="float" office:value="0.106618">
                <text:p>0.10661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float" office:value="0.841">
                <text:p>0.841</text:p>
              </table:table-cell>
              <table:table-cell office:value-type="float" office:value="26">
                <text:p>26</text:p>
              </table:table-cell>
              <table:table-cell office:value-type="float" office:value="0.067543">
                <text:p>0.067543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float" office:value="0.847">
                <text:p>0.847</text:p>
              </table:table-cell>
              <table:table-cell office:value-type="float" office:value="27">
                <text:p>27</text:p>
              </table:table-cell>
              <table:table-cell office:value-type="float" office:value="0.06253">
                <text:p>0.0625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0.841">
                <text:p>0.841</text:p>
              </table:table-cell>
              <table:table-cell office:value-type="float" office:value="28">
                <text:p>28</text:p>
              </table:table-cell>
              <table:table-cell office:value-type="float" office:value="0.061092">
                <text:p>0.061092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29">
                <text:p>29</text:p>
              </table:table-cell>
              <table:table-cell office:value-type="float" office:value="0.059357">
                <text:p>0.059357</text:p>
              </table:table-cell>
              <table:table-cell office:value-type="float" office:value="0.845">
                <text:p>0.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